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Arial" style:text-underline-style="none"/>
    </style:style>
    <style:style style:name="P4" style:family="paragraph" style:parent-style-name="Standard">
      <style:text-properties style:font-name="Arial" style:text-underline-style="solid" style:text-underline-width="auto" style:text-underline-color="font-color"/>
    </style:style>
    <style:style style:name="P5" style:family="paragraph" style:parent-style-name="Standard">
      <style:text-properties style:font-name="Arial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LADDLISTA OCH KOM IHÅG</text:p>
      <text:p text:style-name="P1"/>
      <text:p text:style-name="P4">Allmänt kom ihåg:</text:p>
      <text:p text:style-name="P1">Kryssa i synbar på google på wordpressidan.</text:p>
      <text:p text:style-name="P1">SEO, metataggar, beskrivningar osv via WP</text:p>
      <text:p text:style-name="P1">lägg till "hem" vid klick på loggan</text:p>
      <text:p text:style-name="P1">lägg till i google webmaster tools</text:p>
      <text:p text:style-name="P3">favicon</text:p>
      <text:p text:style-name="P3">redirect från .com</text:p>
      <text:p text:style-name="P3">från-adress i mail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4-03T21:35:23</meta:creation-date>
    <dc:date>2014-05-22T20:29:19</dc:date>
    <meta:editing-duration>PT9H31M27S</meta:editing-duration>
    <meta:editing-cycles>13</meta:editing-cycles>
    <meta:generator>OpenOffice/4.1.0$Unix OpenOffice.org_project/410m18$Build-9764</meta:generator>
    <meta:document-statistic meta:table-count="0" meta:image-count="0" meta:object-count="0" meta:page-count="1" meta:paragraph-count="9" meta:word-count="40" meta:character-count="236"/>
  </office:meta>
</office:document-meta>
</file>